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333333" draw:fill="none" draw:textarea-vertical-align="middle" draw:auto-grow-height="false" fo:min-height="0.749cm" fo:min-width="0.499cm"/>
    </style:style>
    <style:style style:name="gr4" style:family="graphic" style:parent-style-name="objectwithoutfill">
      <style:graphic-properties svg:stroke-color="#c0c0c0" draw:fill="none" draw:textarea-vertical-align="middl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3.7cm" svg:x2="8.1cm" svg:y2="3.7cm">
          <text:p/>
        </draw:line>
        <draw:line draw:style-name="gr1" draw:text-style-name="P1" draw:layer="layout" svg:x1="8.1cm" svg:y1="1cm" svg:x2="8.1cm" svg:y2="3.7cm">
          <text:p/>
        </draw:line>
        <draw:line draw:style-name="gr2" draw:text-style-name="P1" draw:layer="layout" svg:x1="8.1cm" svg:y1="1cm" svg:x2="18.9cm" svg:y2="1cm">
          <text:p text:style-name="P1">Door</text:p>
          <text:p text:style-name="P1"/>
        </draw:line>
        <draw:line draw:style-name="gr1" draw:text-style-name="P1" draw:layer="layout" svg:x1="18.9cm" svg:y1="1cm" svg:x2="30.3cm" svg:y2="1cm">
          <text:p/>
        </draw:line>
        <draw:custom-shape draw:style-name="gr3" draw:text-style-name="P1" draw:layer="layout" svg:width="21.6cm" svg:height="5.7cm" svg:x="-2.7cm" svg:y="-1.9cm">
          <text:p/>
          <draw:enhanced-geometry draw:glue-point-type="segments" draw:type="mso-spt100" draw:modifiers="6.10435316269363 -5.890663209352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" draw:text-style-name="P1" draw:layer="layout" svg:x1="30.3cm" svg:y1="1cm" svg:x2="30.3cm" svg:y2="2cm">
          <text:p/>
        </draw:line>
        <draw:line draw:style-name="gr1" draw:text-style-name="P1" draw:layer="layout" svg:x1="30.3cm" svg:y1="2cm" svg:x2="41.2cm" svg:y2="2cm">
          <text:p/>
        </draw:line>
        <draw:line draw:style-name="gr1" draw:text-style-name="P1" draw:layer="layout" svg:x1="41.2cm" svg:y1="2cm" svg:x2="41.2cm" svg:y2="4cm">
          <text:p/>
        </draw:line>
        <draw:line draw:style-name="gr1" draw:text-style-name="P1" draw:layer="layout" svg:x1="45.2cm" svg:y1="2cm" svg:x2="45.2cm" svg:y2="4cm">
          <text:p/>
        </draw:line>
        <draw:line draw:style-name="gr1" draw:text-style-name="P1" draw:layer="layout" svg:x1="41.2cm" svg:y1="4cm" svg:x2="45.2cm" svg:y2="4cm">
          <text:p/>
        </draw:line>
        <draw:line draw:style-name="gr1" draw:text-style-name="P1" draw:layer="layout" svg:x1="45.2cm" svg:y1="2cm" svg:x2="54.9cm" svg:y2="2cm">
          <text:p/>
        </draw:line>
        <draw:line draw:style-name="gr1" draw:text-style-name="P1" draw:layer="layout" svg:x1="54.9cm" svg:y1="2cm" svg:x2="54.9cm" svg:y2="55.8cm">
          <text:p/>
        </draw:line>
        <draw:line draw:style-name="gr1" draw:text-style-name="P1" draw:layer="layout" svg:x1="38.9cm" svg:y1="55.8cm" svg:x2="54.9cm" svg:y2="55.8cm">
          <text:p/>
        </draw:line>
        <draw:line draw:style-name="gr1" draw:text-style-name="P1" draw:layer="layout" svg:x1="38.9cm" svg:y1="55.8cm" svg:x2="38.9cm" svg:y2="99.35cm">
          <text:p/>
        </draw:line>
        <draw:line draw:style-name="gr4" draw:text-style-name="P1" draw:layer="layout" svg:x1="30.5cm" svg:y1="99.3cm" svg:x2="38.95cm" svg:y2="99.3cm">
          <text:p/>
        </draw:line>
        <draw:line draw:style-name="gr1" draw:text-style-name="P1" draw:layer="layout" svg:x1="5.9cm" svg:y1="99.3cm" svg:x2="30.45cm" svg:y2="99.3cm">
          <text:p/>
        </draw:line>
        <draw:line draw:style-name="gr1" draw:text-style-name="P1" draw:layer="layout" svg:x1="5.9cm" svg:y1="96.9cm" svg:x2="5.9cm" svg:y2="99.3cm">
          <text:p/>
        </draw:line>
        <draw:line draw:style-name="gr1" draw:text-style-name="P1" draw:layer="layout" svg:x1="1.8cm" svg:y1="96.9cm" svg:x2="5.9cm" svg:y2="96.9cm">
          <text:p/>
        </draw:line>
        <draw:line draw:style-name="gr1" draw:text-style-name="P1" draw:layer="layout" svg:x1="1.8cm" svg:y1="58.7cm" svg:x2="1.8cm" svg:y2="96.9cm">
          <text:p/>
        </draw:line>
        <draw:line draw:style-name="gr1" draw:text-style-name="P1" draw:layer="layout" svg:x1="1.8cm" svg:y1="58.7cm" svg:x2="7.6cm" svg:y2="58.7cm">
          <text:p/>
        </draw:line>
        <draw:line draw:style-name="gr1" draw:text-style-name="P1" draw:layer="layout" svg:x1="7.6cm" svg:y1="49.2cm" svg:x2="7.6cm" svg:y2="58.7cm">
          <text:p/>
        </draw:line>
        <draw:line draw:style-name="gr1" draw:text-style-name="P1" draw:layer="layout" svg:x1="2.1cm" svg:y1="49.2cm" svg:x2="7.6cm" svg:y2="49.2cm">
          <text:p/>
        </draw:line>
        <draw:line draw:style-name="gr1" draw:text-style-name="P1" draw:layer="layout" svg:x1="2.1cm" svg:y1="31.2cm" svg:x2="2.1cm" svg:y2="49.2cm">
          <text:p/>
        </draw:line>
        <draw:line draw:style-name="gr1" draw:text-style-name="P1" draw:layer="layout" svg:x1="1cm" svg:y1="31.2cm" svg:x2="2.1cm" svg:y2="31.2cm">
          <text:p/>
        </draw:line>
        <draw:line draw:style-name="gr1" draw:text-style-name="P1" draw:layer="layout" svg:x1="1cm" svg:y1="3.7cm" svg:x2="1cm" svg:y2="31.2cm">
          <text:p/>
        </draw:line>
        <draw:custom-shape draw:style-name="gr5" draw:text-style-name="P2" draw:layer="layout" svg:width="13.6cm" svg:height="7cm" svg:x="61.8cm" svg:y="34.6cm">
          <text:p text:style-name="P2">Desk 1360x700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3.6cm" svg:height="6cm" svg:x="61.8cm" svg:y="27cm">
          <text:p text:style-name="P2">Narrow gap 1360x60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3.6cm" svg:height="10cm" svg:x="61.6cm" svg:y="15.5cm">
          <text:p text:style-name="P2">Wide gap 1360x1000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1" draw:text-style-name="P1" draw:layer="layout" svg:x1="1cm" svg:y1="3.7cm" svg:x2="8.1cm" svg:y2="3.7cm">
          <text:p/>
        </draw:line>
        <draw:line draw:style-name="gr1" draw:text-style-name="P1" draw:layer="layout" svg:x1="8.1cm" svg:y1="1cm" svg:x2="8.1cm" svg:y2="3.7cm">
          <text:p/>
        </draw:line>
        <draw:line draw:style-name="gr2" draw:text-style-name="P3" draw:layer="layout" svg:x1="8.1cm" svg:y1="1cm" svg:x2="18.9cm" svg:y2="1cm">
          <text:p text:style-name="P3">Door</text:p>
          <text:p text:style-name="P3"/>
        </draw:line>
        <draw:line draw:style-name="gr1" draw:text-style-name="P1" draw:layer="layout" svg:x1="18.9cm" svg:y1="1cm" svg:x2="30.3cm" svg:y2="1cm">
          <text:p/>
        </draw:line>
        <draw:custom-shape draw:style-name="gr3" draw:text-style-name="P1" draw:layer="layout" svg:width="21.6cm" svg:height="5.7cm" svg:x="-2.7cm" svg:y="-1.9cm">
          <text:p/>
          <draw:enhanced-geometry draw:glue-point-type="segments" draw:type="mso-spt100" draw:modifiers="6.10435316269363 -5.890663209352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" draw:text-style-name="P1" draw:layer="layout" svg:x1="30.3cm" svg:y1="1cm" svg:x2="30.3cm" svg:y2="2cm">
          <text:p/>
        </draw:line>
        <draw:line draw:style-name="gr1" draw:text-style-name="P1" draw:layer="layout" svg:x1="30.3cm" svg:y1="2cm" svg:x2="41.2cm" svg:y2="2cm">
          <text:p/>
        </draw:line>
        <draw:line draw:style-name="gr1" draw:text-style-name="P1" draw:layer="layout" svg:x1="41.2cm" svg:y1="2cm" svg:x2="41.2cm" svg:y2="4cm">
          <text:p/>
        </draw:line>
        <draw:line draw:style-name="gr1" draw:text-style-name="P1" draw:layer="layout" svg:x1="45.2cm" svg:y1="2cm" svg:x2="45.2cm" svg:y2="4cm">
          <text:p/>
        </draw:line>
        <draw:line draw:style-name="gr1" draw:text-style-name="P1" draw:layer="layout" svg:x1="41.2cm" svg:y1="4cm" svg:x2="45.2cm" svg:y2="4cm">
          <text:p/>
        </draw:line>
        <draw:line draw:style-name="gr1" draw:text-style-name="P1" draw:layer="layout" svg:x1="45.2cm" svg:y1="2cm" svg:x2="54.9cm" svg:y2="2cm">
          <text:p/>
        </draw:line>
        <draw:line draw:style-name="gr1" draw:text-style-name="P1" draw:layer="layout" svg:x1="54.9cm" svg:y1="2cm" svg:x2="54.9cm" svg:y2="55.8cm">
          <text:p/>
        </draw:line>
        <draw:line draw:style-name="gr1" draw:text-style-name="P1" draw:layer="layout" svg:x1="38.9cm" svg:y1="55.8cm" svg:x2="54.9cm" svg:y2="55.8cm">
          <text:p/>
        </draw:line>
        <draw:line draw:style-name="gr1" draw:text-style-name="P1" draw:layer="layout" svg:x1="38.9cm" svg:y1="55.8cm" svg:x2="38.9cm" svg:y2="99.35cm">
          <text:p/>
        </draw:line>
        <draw:line draw:style-name="gr4" draw:text-style-name="P1" draw:layer="layout" svg:x1="30.5cm" svg:y1="99.3cm" svg:x2="38.95cm" svg:y2="99.3cm">
          <text:p/>
        </draw:line>
        <draw:line draw:style-name="gr1" draw:text-style-name="P1" draw:layer="layout" svg:x1="5.9cm" svg:y1="99.3cm" svg:x2="30.45cm" svg:y2="99.3cm">
          <text:p/>
        </draw:line>
        <draw:line draw:style-name="gr1" draw:text-style-name="P1" draw:layer="layout" svg:x1="5.9cm" svg:y1="96.9cm" svg:x2="5.9cm" svg:y2="99.3cm">
          <text:p/>
        </draw:line>
        <draw:line draw:style-name="gr1" draw:text-style-name="P1" draw:layer="layout" svg:x1="1.8cm" svg:y1="96.9cm" svg:x2="5.9cm" svg:y2="96.9cm">
          <text:p/>
        </draw:line>
        <draw:line draw:style-name="gr1" draw:text-style-name="P1" draw:layer="layout" svg:x1="1.8cm" svg:y1="58.7cm" svg:x2="1.8cm" svg:y2="96.9cm">
          <text:p/>
        </draw:line>
        <draw:line draw:style-name="gr1" draw:text-style-name="P1" draw:layer="layout" svg:x1="1.8cm" svg:y1="58.7cm" svg:x2="7.6cm" svg:y2="58.7cm">
          <text:p/>
        </draw:line>
        <draw:line draw:style-name="gr1" draw:text-style-name="P1" draw:layer="layout" svg:x1="7.6cm" svg:y1="49.2cm" svg:x2="7.6cm" svg:y2="58.7cm">
          <text:p/>
        </draw:line>
        <draw:line draw:style-name="gr1" draw:text-style-name="P1" draw:layer="layout" svg:x1="2.1cm" svg:y1="49.2cm" svg:x2="7.6cm" svg:y2="49.2cm">
          <text:p/>
        </draw:line>
        <draw:line draw:style-name="gr1" draw:text-style-name="P1" draw:layer="layout" svg:x1="2.1cm" svg:y1="31.2cm" svg:x2="2.1cm" svg:y2="49.2cm">
          <text:p/>
        </draw:line>
        <draw:line draw:style-name="gr1" draw:text-style-name="P1" draw:layer="layout" svg:x1="1cm" svg:y1="31.2cm" svg:x2="2.1cm" svg:y2="31.2cm">
          <text:p/>
        </draw:line>
        <draw:line draw:style-name="gr1" draw:text-style-name="P1" draw:layer="layout" svg:x1="1cm" svg:y1="3.7cm" svg:x2="1cm" svg:y2="31.2cm">
          <text:p/>
        </draw:line>
        <draw:custom-shape draw:style-name="gr5" draw:text-style-name="P2" draw:layer="layout" svg:width="13.6cm" svg:height="7cm" svg:x="27.5cm" svg:y="19.5cm">
          <text:p text:style-name="P2">Desk 1360x700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3.6cm" svg:height="6cm" svg:x="61.8cm" svg:y="27cm">
          <text:p text:style-name="P2">Narrow gap 1360x60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3.6cm" svg:height="10cm" svg:x="61.6cm" svg:y="15.5cm">
          <text:p text:style-name="P2">Wide gap 1360x100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6cm" svg:height="7cm" svg:x="27.5cm" svg:y="26.7cm">
          <text:p text:style-name="P2">Desk 1360x70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6cm" svg:height="7cm" draw:transform="rotate (1.57097085972009) translate (20.4cm 33.3cm)">
          <text:p text:style-name="P2">Desk 1360x70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6cm" svg:height="7cm" draw:transform="rotate (1.57097085972009) translate (47.7cm 20cm)">
          <text:p text:style-name="P2">Desk 1360x70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6cm" svg:height="7cm" draw:transform="rotate (1.57097085972009) translate (47.7cm 33.6cm)">
          <text:p text:style-name="P2">Desk 1360x70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6cm" svg:height="7cm" svg:x="40.9cm" svg:y="48.7cm">
          <text:p text:style-name="P2">Desk 1360x70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6cm" svg:height="7cm" draw:transform="rotate (1.57097085972009) translate (47.7cm 47.2cm)">
          <text:p text:style-name="P2">Desk 1360x700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3.6cm" svg:height="6cm" draw:transform="rotate (1.5707963267949) translate (41.4cm 33.2cm)">
          <text:p text:style-name="P2">Narrow gap 1360x60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6cm" svg:height="7cm" svg:x="8.1cm" svg:y="49.9cm">
          <text:p text:style-name="P2">Desk 1360x70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Wyatt</meta:initial-creator>
    <meta:creation-date>2012-06-14T20:45:43</meta:creation-date>
    <dc:date>2012-06-14T22:03:15</dc:date>
    <dc:creator>David Wyatt</dc:creator>
    <meta:editing-duration>PT1H15M56S</meta:editing-duration>
    <meta:editing-cycles>13</meta:editing-cycles>
    <meta:generator>LibreOffice/3.5$MacOSX_x86 LibreOffice_project/165a79a-7059095-e13bb37-fef39a4-9503d18</meta:generator>
    <meta:document-statistic meta:object-count="64"/>
  </office:meta>
</office:document-meta>
</file>